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bová pohlednice Radslavic z roku 20. let 20. století. Zdroj Muzeum Vyškovsk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hled k Srní hoře od Josefa Kachlíka z roku 1930. Zdroj Muzeum Vyškovska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tecký snímek Radslavic z roku 1933. Zdroj Muzeum Vyškovska.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Letecký snímek Radslavic z roku 1929. Zdroj Muzeum Vyškovsk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4:50:08.471642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4:56:31.333210600</dc:date>
    <meta:editing-duration>PT6M36S</meta:editing-duration>
    <meta:editing-cycles>2</meta:editing-cycles>
    <meta:generator>LibreOffice/25.2.6.2$Windows_X86_64 LibreOffice_project/729c5bfe710f5eb71ed3bbde9e06a6065e9c6c5d</meta:generator>
    <meta:document-statistic meta:table-count="1" meta:cell-count="10" meta:object-count="0"/>
  </office:meta>
</office:document-meta>
</file>